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dbdbd" draw:opacity="100%" draw:textarea-horizontal-align="justify" draw:textarea-vertical-align="middle" draw:auto-grow-height="false" fo:min-height="3.75cm" fo:min-width="5.313cm"/>
      <style:paragraph-properties style:writing-mode="lr-tb"/>
    </style:style>
    <style:style style:name="gr2" style:family="graphic" style:parent-style-name="standard">
      <style:graphic-properties svg:stroke-color="#000000" draw:fill="solid" draw:fill-color="#bdbdbd" draw:opacity="100%" draw:textarea-horizontal-align="justify" draw:textarea-vertical-align="middle" draw:auto-grow-height="false" fo:min-height="2.297cm" fo:min-width="5.313cm"/>
      <style:paragraph-properties style:writing-mode="lr-tb"/>
    </style:style>
    <style:style style:name="gr3" style:family="graphic" style:parent-style-name="standard">
      <style:graphic-properties svg:stroke-color="#000000" draw:fill="solid" draw:fill-color="#bdbdbd" draw:opacity="100%" draw:textarea-horizontal-align="justify" draw:textarea-vertical-align="middle" draw:auto-grow-height="false" fo:min-height="2.297cm" fo:min-width="3.262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842cm" fo:min-width="1.21cm"/>
      <style:paragraph-properties style:writing-mode="lr-tb"/>
    </style:style>
    <style:style style:name="gr5" style:family="graphic" style:parent-style-name="standard">
      <style:graphic-properties svg:stroke-color="#000000"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svg:stroke-color="#000000" draw:fill="solid" draw:fill-color="#bdbdbd" draw:opacity="100%" draw:textarea-horizontal-align="justify" draw:textarea-vertical-align="middle" draw:auto-grow-height="false" fo:min-height="2.297cm" fo:min-width="5.526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8" style:family="graphic" style:parent-style-name="standard">
      <style:graphic-properties draw:stroke="none" draw:fill-color="#757575" draw:textarea-horizontal-align="justify" draw:textarea-vertical-align="middle" draw:auto-grow-height="false" fo:min-height="2.954cm" fo:min-width="2.579cm"/>
    </style:style>
    <style:style style:name="P1" style:family="paragraph">
      <style:paragraph-properties fo:text-align="center"/>
      <style:text-properties fo:font-size="20.6000003814697pt"/>
    </style:style>
    <style:style style:name="P2" style:family="paragraph">
      <loext:graphic-properties draw:fill="solid" draw:fill-color="#bdbdbd" draw:opacity="100%"/>
      <style:paragraph-properties fo:text-align="center"/>
      <style:text-properties fo:font-size="20.6000003814697pt"/>
    </style:style>
    <style:style style:name="P3" style:family="paragraph">
      <loext:graphic-properties draw:fill="none"/>
      <style:paragraph-properties fo:text-align="center"/>
      <style:text-properties fo:font-size="20.6000003814697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75757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13cm" svg:height="4cm" svg:x="10.706cm" svg:y="0.097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13cm" svg:height="4cm" svg:x="2.159cm" svg:y="0.097cm">
          <text:p text:style-name="P1">I2S</text:p>
          <text:p text:style-name="P1">DAC / AD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13cm" svg:height="4cm" svg:x="19.939cm" svg:y="0.097cm">
          <text:p text:style-name="P1">SPI RA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13cm" svg:height="2.547cm" svg:x="10.706cm" svg:y="5.551cm">
          <text:p text:style-name="P1">Shift Regis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13cm" svg:height="2.547cm" svg:x="17.887cm" svg:y="5.551cm">
          <text:p text:style-name="P1">Shift Regis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62cm" svg:height="2.547cm" svg:x="10.744cm" svg:y="12.569cm">
          <text:p text:style-name="P1">Buttons / Switch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62cm" svg:height="2.547cm" svg:x="15.803cm" svg:y="12.569cm">
          <text:p text:style-name="P1">Absolute Encode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62cm" svg:height="2.547cm" svg:x="20.622cm" svg:y="12.571cm">
          <text:p text:style-name="P1">LED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cm" svg:height="1.092cm" svg:x="24.959cm" svg:y="6.296cm">
          <text:p text:style-name="P1">(...)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677cm" svg:y1="4.135cm" svg:x2="13.677cm" svg:y2="5.455cm">
          <text:p/>
        </draw:line>
        <draw:line draw:style-name="gr5" draw:text-style-name="P4" draw:layer="layout" svg:x1="17.779cm" svg:y1="6.869cm" svg:x2="16.753cm" svg:y2="6.869cm">
          <text:p/>
        </draw:line>
        <draw:line draw:style-name="gr5" draw:text-style-name="P4" draw:layer="layout" svg:x1="24.96cm" svg:y1="6.909cm" svg:x2="23.934cm" svg:y2="6.909cm">
          <text:p/>
        </draw:line>
        <draw:line draw:style-name="gr5" draw:text-style-name="P4" draw:layer="layout" svg:x1="19.831cm" svg:y1="2.182cm" svg:x2="16.753cm" svg:y2="2.182cm">
          <text:p/>
        </draw:line>
        <draw:line draw:style-name="gr5" draw:text-style-name="P4" draw:layer="layout" svg:x1="10.599cm" svg:y1="2.182cm" svg:x2="8.206cm" svg:y2="2.182cm">
          <text:p/>
        </draw:line>
        <draw:custom-shape draw:style-name="gr1" draw:text-style-name="P2" draw:layer="layout" svg:width="5.813cm" svg:height="4cm" svg:x="2.159cm" svg:y="5.589cm">
          <text:p text:style-name="P1">Analog Audio Port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169cm" svg:y1="4.135cm" svg:x2="5.169cm" svg:y2="5.455cm">
          <text:p/>
        </draw:line>
        <draw:custom-shape draw:style-name="gr6" draw:text-style-name="P2" draw:layer="layout" svg:width="6.026cm" svg:height="2.547cm" svg:x="3.419cm" svg:y="12.569cm">
          <text:p text:style-name="P1">Potentiometers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522cm" svg:y1="12.365cm" svg:x2="10.599cm" svg:y2="4.364cm">
          <text:p/>
        </draw:line>
        <draw:custom-shape draw:style-name="gr8" draw:text-style-name="P6" draw:layer="layout" svg:width="6.155cm" svg:height="4cm" svg:x="14.233cm" svg:y="8.36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6T21:48:30.490857046</meta:creation-date>
    <dc:date>2022-11-26T22:14:04.024723009</dc:date>
    <meta:editing-duration>PT5M</meta:editing-duration>
    <meta:editing-cycles>1</meta:editing-cycles>
    <meta:document-statistic meta:object-count="19"/>
    <meta:generator>LibreOffice/7.2.6.2$Linux_X86_64 LibreOffice_project/20$Build-2</meta:generator>
  </office:meta>
</office:document-meta>
</file>